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width="0.05cm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svg:stroke-color="#c0c0c0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cm" svg:stroke-color="#c0c0c0" draw:marker-start="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cm" draw:marker-start-width="0.275cm" draw:marker-end="Extrémités_20_de_20_ligne_20_1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cm" svg:stroke-color="#c0c0c0" draw:marker-start="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svg:stroke-width="0.05cm" draw:marker-start="" draw:marker-start-width="0.275cm" draw:marker-end="Extrémités_20_de_20_ligne_20_1" draw:marker-end-width="0.2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svg:stroke-width="0.05cm" draw:marker-start="" draw:marker-start-width="0.275cm" draw:marker-end="Extrémités_20_de_20_ligne_20_3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svg:stroke-width="0.05cm" draw:marker-start-width="0.275cm" draw:marker-end="Extrémités_20_de_20_ligne_20_3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c0c0c0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color="#c0c0c0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0c0c0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0.5cm" svg:x="8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4cm" svg:height="1cm" svg:x="8.5cm" svg:y="18cm">
          <text:p text:style-name="P2"><text:span text:style-name="T1">OpenC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5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cm" svg:height="3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.5cm" svg:y="1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7cm" svg:height="3cm" svg:x="7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" draw:layer="layout" svg:width="4cm" svg:height="3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4cm" svg:x2="7cm" svg:y2="14cm" draw:start-shape="id1" draw:start-glue-point="1" draw:end-shape="id2" draw:end-glue-point="3" svg:d="m5500 14000h1500">
          <text:p/>
        </draw:connector>
        <draw:connector draw:style-name="gr4" draw:text-style-name="P1" draw:layer="layout" draw:type="line" svg:x1="15.5cm" svg:y1="14cm" svg:x2="14cm" svg:y2="14cm" draw:start-shape="id3" draw:start-glue-point="3" draw:end-shape="id2" draw:end-glue-point="1" svg:d="m15500 14000h-1500">
          <text:p/>
        </draw:connector>
        <draw:connector draw:style-name="gr5" draw:text-style-name="P3" draw:layer="layout" draw:type="line" svg:x1="10.5cm" svg:y1="18cm" svg:x2="10.5cm" svg:y2="15.5cm" draw:start-shape="id4" draw:start-glue-point="0" draw:end-shape="id2" draw:end-glue-point="2" svg:d="m10500 18000v-2500">
          <text:p text:style-name="P3"><text:span text:style-name="T2">?</text:span></text:p>
        </draw:connector>
        <draw:connector draw:style-name="gr6" draw:text-style-name="P3" draw:layer="layout" draw:type="line" svg:x1="8.5cm" svg:y1="18.5cm" svg:x2="3.5cm" svg:y2="15cm" draw:start-shape="id4" draw:start-glue-point="3" draw:end-shape="id5" draw:end-glue-point="2" svg:d="m8500 18500-5000-3500">
          <text:p text:style-name="P3"><text:span text:style-name="T2">?</text:span></text:p>
        </draw:connector>
        <draw:connector draw:style-name="gr4" draw:text-style-name="P1" draw:layer="layout" draw:type="line" svg:x1="12.5cm" svg:y1="18.5cm" svg:x2="17.5cm" svg:y2="15cm" draw:start-shape="id4" draw:start-glue-point="1" draw:end-shape="id6" draw:end-glue-point="2" svg:d="m12500 18500 5000-3500">
          <text:p/>
        </draw:connector>
        <draw:line draw:style-name="gr7" draw:text-style-name="P1" draw:layer="layout" svg:x1="2cm" svg:y1="3.5cm" svg:x2="4cm" svg:y2="3.5cm">
          <text:p/>
        </draw:line>
        <draw:frame draw:style-name="gr8" draw:layer="layout" svg:width="2.928cm" svg:height="0.962cm" svg:x="1.5cm" svg:y="4cm">
          <draw:text-box>
            <text:p>depends</text:p>
          </draw:text-box>
        </draw:frame>
        <draw:custom-shape draw:style-name="gr1" draw:text-style-name="P1" draw:layer="layout" svg:width="3cm" svg:height="0.5cm" svg:x="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cm" svg:height="0.5cm" svg:x="2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cm" svg:y="13cm">
          <text:p text:style-name="P2"><text:span text:style-name="T3">« interface »</text:span></text:p>
          <text:p text:style-name="P2"><text:span text:style-name="T3">PK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1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cm" svg:height="0.5cm" svg:x="16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16cm" svg:y="13cm">
          <text:p text:style-name="P2"><text:span text:style-name="T3">« interface »</text:span></text:p>
          <text:p text:style-name="P2"><text:span text:style-name="T3">Wind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5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cm" svg:x="7.5cm" svg:y="13cm">
          <text:p text:style-name="P2"><text:span text:style-name="T3">« interface »</text:span></text:p>
          <text:p text:style-name="P2"><text:span text:style-name="T3">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5cm" svg:x="10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10.5cm" svg:y="13cm">
          <text:p text:style-name="P2"><text:span text:style-name="T3">« interface »</text:span></text:p>
          <text:p text:style-name="P2"><text:span text:style-name="T3">CardCollectio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2.124cm" svg:x1="17.5cm" svg:y1="12.5cm" svg:x2="3.5cm" svg:y2="12.5cm" draw:start-shape="id3" draw:start-glue-point="0" draw:end-shape="id1" draw:end-glue-point="0" svg:d="m17500 12500c0-3937-14000-3937-14000 0">
          <text:p/>
        </draw:connector>
        <draw:frame draw:style-name="gr8" draw:text-style-name="P5" draw:layer="layout" svg:width="0.853cm" svg:height="0.962cm" svg:x="10.147cm" svg:y="9.038cm">
          <draw:text-box>
            <text:p text:style-name="P5"><text:span text:style-name="T2">?</text:span></text:p>
          </draw:text-box>
        </draw:frame>
        <draw:custom-shape draw:style-name="gr2" draw:text-style-name="P2" draw:layer="layout" svg:width="1.5cm" svg:height="0.5cm" svg:x="7cm" svg:y="12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5.5cm" svg:y="12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" draw:id="id8" draw:layer="layout" svg:width="4.5cm" svg:height="0.5cm" svg:x="8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id="id13" draw:layer="layout" svg:width="4.5cm" svg:height="1.5cm" svg:x="8cm" svg:y="15.5cm">
          <text:p text:style-name="P6"><text:span text:style-name="T1">+ getQuestion() : String</text:span></text:p>
          <text:p text:style-name="P6"><text:span text:style-name="T1">+ getAnswer() : String</text:span></text:p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1cm" svg:x="8cm" svg:y="14cm">
          <text:p text:style-name="P2"><text:span text:style-name="T3">« interface »</text:span></text:p>
          <text:p text:style-name="P2"><text:span text:style-name="T3">C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5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id="id11" draw:layer="layout" svg:width="4.5cm" svg:height="1.5cm" svg:x="1.5cm" svg:y="10.5cm"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10" draw:layer="layout" svg:width="4.5cm" svg:height="1cm" svg:x="1.5cm" svg:y="9cm">
          <text:p text:style-name="P2"><text:span text:style-name="T3">« interface »</text:span></text:p>
          <text:p text:style-name="P2"><text:span text:style-name="T3">Card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0.5cm" svg:x="14.5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id="id7" draw:layer="layout" svg:width="5cm" svg:height="1.5cm" svg:x="14.5cm" svg:y="10.5cm">
          <text:p text:style-name="P6"><text:span text:style-name="T1">+ load(URI) : CardCollection</text:span></text:p>
          <text:p text:style-name="P6"><text:span text:style-name="T1">+ save(CardCollection, URI)</text:span></text:p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id="id9" draw:layer="layout" svg:width="5cm" svg:height="1cm" svg:x="14.5cm" svg:y="9cm">
          <text:p text:style-name="P2"><text:span text:style-name="T3">« interface »</text:span></text:p>
          <text:p text:style-name="P2"><text:span text:style-name="T3">PKB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11.25cm" svg:x2="12.5cm" svg:y2="15.25cm" draw:start-shape="id7" draw:start-glue-point="3" draw:end-shape="id8" draw:end-glue-point="1" svg:d="m14500 11250-2000 4000">
          <text:p/>
        </draw:connector>
        <draw:connector draw:style-name="gr12" draw:text-style-name="P1" draw:layer="layout" draw:type="line" svg:x1="14.5cm" svg:y1="9.5cm" svg:x2="6cm" svg:y2="9.5cm" draw:start-shape="id9" draw:start-glue-point="3" draw:end-shape="id10" draw:end-glue-point="1" svg:d="m14500 9500h-8500">
          <text:p/>
        </draw:connector>
        <draw:connector draw:style-name="gr12" draw:text-style-name="P1" draw:layer="layout" draw:type="line" svg:x1="6cm" svg:y1="11.25cm" svg:x2="8cm" svg:y2="15.25cm" draw:start-shape="id11" draw:start-glue-point="1" draw:end-shape="id8" draw:end-glue-point="3" svg:d="m6000 11250 2000 4000">
          <text:p/>
        </draw:connector>
        <draw:custom-shape draw:style-name="gr10" draw:text-style-name="P1" draw:id="id16" draw:layer="layout" svg:width="4.5cm" svg:height="0.5cm" svg:x="8cm" svg:y="2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5cm" svg:x="8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id="id12" draw:layer="layout" svg:width="4.5cm" svg:height="1cm" svg:x="8cm" svg:y="19.5cm">
          <text:p text:style-name="P8"><text:span text:style-name="T4">DOMC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5cm" svg:height="0.5cm" svg:x="14.5cm" svg:y="2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0.5cm" svg:x="14.5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id="id14" draw:layer="layout" svg:width="5cm" svg:height="1cm" svg:x="14.5cm" svg:y="19.5cm">
          <text:p text:style-name="P8"><text:span text:style-name="T4">DOMPKB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0.25cm" svg:y1="19.5cm" svg:x2="10.25cm" svg:y2="17cm" draw:start-shape="id12" draw:start-glue-point="0" draw:end-shape="id13" draw:end-glue-point="2" svg:d="m10250 19500v-2500">
          <text:p/>
        </draw:connector>
        <draw:connector draw:style-name="gr13" draw:text-style-name="P1" draw:layer="layout" draw:type="line" svg:x1="17cm" svg:y1="19.5cm" svg:x2="17cm" svg:y2="12cm" draw:start-shape="id14" draw:start-glue-point="0" draw:end-shape="id7" draw:end-glue-point="2" svg:d="m17000 19500v-7500">
          <text:p/>
        </draw:connector>
        <draw:custom-shape draw:style-name="gr14" draw:text-style-name="P1" draw:layer="layout" svg:width="5.5cm" svg:height="3cm" svg:x="7.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cm" svg:height="0.5cm" svg:x="7.5cm" svg:y="18.5cm">
          <text:p text:style-name="P9"><text:span text:style-name="T5">model.card.dom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0.5cm" svg:x="1cm" svg:y="8cm">
          <text:p text:style-name="P9"><text:span text:style-name="T5">model.cardcolle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4.5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cm" svg:height="0.5cm" svg:x="14cm" svg:y="8cm">
          <text:p text:style-name="P9"><text:span text:style-name="T5">data.pkb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4cm" svg:x="14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6cm" svg:height="3cm" svg:x="14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cm" svg:height="0.5cm" svg:x="14cm" svg:y="18.5cm">
          <text:p text:style-name="P9"><text:span text:style-name="T5">data.pkb.dom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cm" svg:height="0.5cm" svg:x="7.5cm" svg:y="12.5cm">
          <text:p text:style-name="P9"><text:span text:style-name="T5">model.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4cm" svg:x="1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5cm" svg:y1="20.75cm" svg:x2="12.5cm" svg:y2="20.75cm" draw:start-shape="id15" draw:start-glue-point="3" draw:end-shape="id16" draw:end-glue-point="1" svg:d="m14500 20750h-2000">
          <text:p/>
        </draw:connector>
        <draw:custom-shape draw:style-name="gr10" draw:text-style-name="P1" draw:layer="layout" svg:width="4.5cm" svg:height="0.5cm" svg:x="1.5cm" svg:y="2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id="id17" draw:layer="layout" svg:width="4.5cm" svg:height="1cm" svg:x="1.5cm" svg:y="19.5cm">
          <text:p text:style-name="P8"><text:span text:style-name="T4">ArrayListCardColle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5cm" svg:height="0.5cm" svg:x="1cm" svg:y="18.5cm">
          <text:p text:style-name="P9"><text:span text:style-name="T5">model.cardcollection.array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cm" svg:height="3cm" svg:x="1cm" svg:y="19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3.75cm" svg:y1="19.5cm" svg:x2="3.75cm" svg:y2="12cm" draw:start-shape="id17" draw:start-glue-point="0" draw:end-shape="id11" draw:end-glue-point="2" svg:d="m3750 19500v-7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Extrémités_20_de_20_ligne_20_1" draw:display-name="Extrémités de ligne 1" svg:viewBox="0 0 1122 2243" svg:d="m0 2108v17 17l12 42 30 34 38 21 43 4 29-8 30-21 25-26 13-34 343-1532 339 1520 13 42 29 34 39 21 42 4 42-12 34-30 21-42v-39-12l-4 4-440-1998-9-42-25-39-38-25-43-8-42 8-38 25-26 39-8 42z"/>
    <draw:marker draw:name="Extrémités_20_de_20_ligne_20_3" draw:display-name="Extrémités de ligne 3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ie </meta:initial-creator>
    <meta:creation-date>2012-10-28T01:32:25</meta:creation-date>
    <dc:date>2012-10-28T12:25:28</dc:date>
    <dc:creator>jeremie </dc:creator>
    <meta:editing-duration>PT10H53M04S</meta:editing-duration>
    <meta:editing-cycles>36</meta:editing-cycles>
    <meta:generator>OpenOffice.org/3.2$Linux OpenOffice.org_project/320m19$Build-9505</meta:generator>
    <meta:document-statistic meta:object-count="67"/>
  </office:meta>
</office:document-meta>
</file>